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0.226cm"/>
      <style:paragraph-properties style:writing-mode="lr-tb"/>
    </style:style>
    <style:style style:name="gr2" style:family="graphic" style:parent-style-name="standard">
      <style:graphic-properties draw:fill-color="#5d917d" draw:opacity="100%" draw:textarea-horizontal-align="justify" draw:textarea-vertical-align="middle" draw:auto-grow-height="false" fo:min-height="1.003cm" fo:min-width="10.543cm"/>
      <style:paragraph-properties style:writing-mode="lr-tb"/>
    </style:style>
    <style:style style:name="gr3" style:family="graphic" style:parent-style-name="standard">
      <style:graphic-properties draw:fill-color="#5d917d" draw:opacity="100%" draw:textarea-horizontal-align="justify" draw:textarea-vertical-align="middle" draw:auto-grow-height="false" fo:min-height="1.002cm" fo:min-width="10.543cm"/>
      <style:paragraph-properties style:writing-mode="lr-tb"/>
    </style:style>
    <style:style style:name="gr4" style:family="graphic" style:parent-style-name="standard">
      <style:graphic-properties draw:fill-color="#5d917d" draw:opacity="100%" draw:textarea-horizontal-align="justify" draw:textarea-vertical-align="middle" draw:auto-grow-height="false" fo:min-height="1.002cm" fo:min-width="10.542cm"/>
      <style:paragraph-properties style:writing-mode="lr-tb"/>
    </style:style>
    <style:style style:name="gr5" style:family="graphic" style:parent-style-name="standard">
      <style:graphic-properties draw:fill-color="#5d917d" draw:opacity="100%" draw:textarea-horizontal-align="justify" draw:textarea-vertical-align="middle" draw:auto-grow-height="false" fo:min-height="1.002cm" fo:min-width="12.399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5d917d" draw:opacity="100%" draw:textarea-horizontal-align="justify" draw:textarea-vertical-align="middle" draw:auto-grow-height="false" fo:min-height="1.003cm" fo:min-width="12.398cm"/>
      <style:paragraph-properties style:writing-mode="lr-tb"/>
    </style:style>
    <style:style style:name="gr8" style:family="graphic" style:parent-style-name="standard">
      <style:graphic-properties draw:fill-color="#5d917d" draw:opacity="100%" draw:textarea-horizontal-align="justify" draw:textarea-vertical-align="middle" draw:auto-grow-height="false" fo:min-height="1.002cm" fo:min-width="12.398cm"/>
      <style:paragraph-properties style:writing-mode="lr-tb"/>
    </style:style>
    <style:style style:name="gr9" style:family="graphic" style:parent-style-name="standard">
      <style:graphic-properties draw:fill-color="#5d917d" draw:opacity="100%" draw:textarea-horizontal-align="justify" draw:textarea-vertical-align="middle" draw:auto-grow-height="false" fo:min-height="1.004cm" fo:min-width="12.398cm"/>
      <style:paragraph-properties style:writing-mode="lr-tb"/>
    </style:style>
    <style:style style:name="gr10" style:family="graphic" style:parent-style-name="standard">
      <style:graphic-properties draw:fill-color="#5d917d" draw:opacity="100%" draw:textarea-horizontal-align="justify" draw:textarea-vertical-align="middle" draw:auto-grow-height="false" fo:min-height="1.002cm" fo:min-width="17.773cm"/>
      <style:paragraph-properties style:writing-mode="lr-tb"/>
    </style:style>
    <style:style style:name="gr11" style:family="graphic" style:parent-style-name="standard">
      <style:graphic-properties draw:fill-color="#5d917d" draw:opacity="100%" draw:textarea-horizontal-align="justify" draw:textarea-vertical-align="middle" draw:auto-grow-height="false" fo:min-height="1.003cm" fo:min-width="17.773cm"/>
      <style:paragraph-properties style:writing-mode="lr-tb"/>
    </style:style>
    <style:style style:name="gr12" style:family="graphic" style:parent-style-name="standard">
      <style:graphic-properties draw:fill-color="#5d917d" draw:opacity="100%" draw:textarea-horizontal-align="justify" draw:textarea-vertical-align="middle" draw:auto-grow-height="false" fo:min-height="1.003cm" fo:min-width="12.399cm"/>
      <style:paragraph-properties style:writing-mode="lr-tb"/>
    </style:style>
    <style:style style:name="gr13" style:family="graphic" style:parent-style-name="standard">
      <style:graphic-properties draw:fill-color="#5d917d" draw:opacity="100%" draw:textarea-horizontal-align="justify" draw:textarea-vertical-align="middle" draw:auto-grow-height="false" fo:min-height="1.004cm" fo:min-width="12.399cm"/>
      <style:paragraph-properties style:writing-mode="lr-tb"/>
    </style:style>
    <style:style style:name="gr14" style:family="graphic" style:parent-style-name="standard">
      <style:graphic-properties draw:fill-color="#5d917d" draw:opacity="100%" draw:textarea-horizontal-align="justify" draw:textarea-vertical-align="middle" draw:auto-grow-height="false" fo:min-height="1.002cm" fo:min-width="15.037cm"/>
      <style:paragraph-properties style:writing-mode="lr-tb"/>
    </style:style>
    <style:style style:name="gr15" style:family="graphic" style:parent-style-name="standard">
      <style:graphic-properties draw:fill-color="#5d917d" draw:opacity="100%" draw:textarea-horizontal-align="justify" draw:textarea-vertical-align="middle" draw:auto-grow-height="false" fo:min-height="1.003cm" fo:min-width="15.037cm"/>
      <style:paragraph-properties style:writing-mode="lr-tb"/>
    </style:style>
    <style:style style:name="gr16" style:family="graphic" style:parent-style-name="standard">
      <style:graphic-properties draw:fill-color="#5d917d" draw:opacity="100%" draw:textarea-horizontal-align="justify" draw:textarea-vertical-align="middle" draw:auto-grow-height="false" fo:min-height="1.002cm" fo:min-width="15.623cm"/>
      <style:paragraph-properties style:writing-mode="lr-tb"/>
    </style:style>
    <style:style style:name="gr17" style:family="graphic" style:parent-style-name="standard">
      <style:graphic-properties draw:fill-color="#5d917d" draw:opacity="100%" draw:textarea-horizontal-align="justify" draw:textarea-vertical-align="middle" draw:auto-grow-height="false" fo:min-height="1.002cm" fo:min-width="15.722cm"/>
      <style:paragraph-properties style:writing-mode="lr-tb"/>
    </style:style>
    <style:style style:name="gr18" style:family="graphic" style:parent-style-name="standard">
      <style:graphic-properties draw:fill-color="#5d917d" draw:opacity="100%" draw:textarea-horizontal-align="justify" draw:textarea-vertical-align="middle" draw:auto-grow-height="false" fo:min-height="1.003cm" fo:min-width="15.623cm"/>
      <style:paragraph-properties style:writing-mode="lr-tb"/>
    </style:style>
    <style:style style:name="gr19" style:family="graphic" style:parent-style-name="standard">
      <style:graphic-properties draw:fill-color="#5d917d" draw:opacity="100%" draw:textarea-horizontal-align="justify" draw:textarea-vertical-align="middle" draw:auto-grow-height="false" fo:min-height="1.001cm" fo:min-width="15.623cm"/>
      <style:paragraph-properties style:writing-mode="lr-tb"/>
    </style:style>
    <style:style style:name="gr20" style:family="graphic" style:parent-style-name="standard">
      <style:graphic-properties draw:fill-color="#5d917d" draw:opacity="100%" draw:textarea-horizontal-align="justify" draw:textarea-vertical-align="middle" draw:auto-grow-height="false" fo:min-height="1.003cm" fo:min-width="15.331cm"/>
      <style:paragraph-properties style:writing-mode="lr-tb"/>
    </style:style>
    <style:style style:name="gr21" style:family="graphic" style:parent-style-name="standard">
      <style:graphic-properties draw:fill-color="#5d917d" draw:opacity="100%" draw:textarea-horizontal-align="justify" draw:textarea-vertical-align="middle" draw:auto-grow-height="false" fo:min-height="1.002cm" fo:min-width="15.331cm"/>
      <style:paragraph-properties style:writing-mode="lr-tb"/>
    </style:style>
    <style:style style:name="gr22" style:family="graphic" style:parent-style-name="standard">
      <style:graphic-properties draw:fill-color="#5d917d" draw:opacity="100%" draw:textarea-horizontal-align="justify" draw:textarea-vertical-align="middle" draw:auto-grow-height="false" fo:min-height="1.004cm" fo:min-width="15.331cm"/>
      <style:paragraph-properties style:writing-mode="lr-tb"/>
    </style:style>
    <style:style style:name="gr23" style:family="graphic" style:parent-style-name="standard">
      <style:graphic-properties draw:fill-color="#5d917d" draw:opacity="100%" draw:textarea-horizontal-align="justify" draw:textarea-vertical-align="middle" draw:auto-grow-height="false" fo:min-height="1.003cm" fo:min-width="16.30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eeeeee" style:font-name="DejaVu Sans" fo:font-size="96pt" style:font-size-asian="96pt" style:font-size-complex="96pt"/>
    </style:style>
    <style:style style:name="P3" style:family="paragraph">
      <loext:graphic-properties draw:fill-color="#5d917d" draw:opacity="100%"/>
      <style:paragraph-properties fo:text-align="center"/>
      <style:text-properties fo:color="#ffffff" style:font-name="DejaVu Sans"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eeeeee" style:font-name="DejaVu Sans" fo:font-size="96pt" style:font-size-asian="96pt" style:font-size-complex="96pt"/>
    </style:style>
    <style:style style:name="T2" style:family="text">
      <style:text-properties fo:color="#ffffff" style:font-name="DejaVu Sans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1.779cm" svg:height="20.476cm" draw:transform="skewX (-9.42314481636135E-017) rotate (0.667413905962632) translate (-4.397cm 58.118cm)">
          <draw:text-box>
            <text:p text:style-name="P1"><text:span text:style-name="T1">AshaTu</text:span><text:span text:style-name="T1">torials.</text:span><text:span text:style-name="T1">com</text:span></text:p>
          </draw:text-box>
        </draw:frame>
        <draw:custom-shape draw:style-name="gr2" draw:text-style-name="P3" draw:layer="layout" svg:width="11.043cm" svg:height="1.253cm" svg:x="25.151cm" svg:y="1.4cm">
          <text:p text:style-name="P1"><text:span text:style-name="T2">Base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043cm" svg:height="1.252cm" svg:x="3.458cm" svg:y="3.616cm">
          <text:p text:style-name="P1"><text:span text:style-name="T2">System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1.042cm" svg:height="1.252cm" svg:x="18.312cm" svg:y="3.616cm">
          <text:p text:style-name="P1"><text:span text:style-name="T2">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2.899cm" svg:height="1.252cm" svg:x="32.089cm" svg:y="3.616cm">
          <text:p text:style-name="P1"><text:span text:style-name="T2">KeyboardInterru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1.042cm" svg:height="1.252cm" svg:x="46.258cm" svg:y="3.616cm">
          <text:p text:style-name="P1"><text:span text:style-name="T2">Generator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30.624cm" svg:y1="2.653cm" svg:x2="30.624cm" svg:y2="3.231cm">
          <text:p/>
        </draw:line>
        <draw:line draw:style-name="gr6" draw:text-style-name="P4" draw:layer="layout" svg:x1="9.126cm" svg:y1="3.231cm" svg:x2="51.437cm" svg:y2="3.231cm">
          <text:p/>
        </draw:line>
        <draw:line draw:style-name="gr6" draw:text-style-name="P4" draw:layer="layout" svg:x1="9.126cm" svg:y1="3.231cm" svg:x2="9.126cm" svg:y2="3.616cm">
          <text:p/>
        </draw:line>
        <draw:line draw:style-name="gr6" draw:text-style-name="P4" draw:layer="layout" svg:x1="23.784cm" svg:y1="3.231cm" svg:x2="23.784cm" svg:y2="3.616cm">
          <text:p/>
        </draw:line>
        <draw:line draw:style-name="gr6" draw:text-style-name="P4" draw:layer="layout" svg:x1="38.441cm" svg:y1="3.231cm" svg:x2="38.441cm" svg:y2="3.616cm">
          <text:p/>
        </draw:line>
        <draw:line draw:style-name="gr6" draw:text-style-name="P4" draw:layer="layout" svg:x1="51.437cm" svg:y1="3.231cm" svg:x2="51.437cm" svg:y2="3.616cm">
          <text:p/>
        </draw:line>
        <draw:line draw:style-name="gr6" draw:text-style-name="P4" draw:layer="layout" svg:x1="23.784cm" svg:y1="4.869cm" svg:x2="23.784cm" svg:y2="49.093cm">
          <text:p/>
        </draw:line>
        <draw:custom-shape draw:style-name="gr7" draw:text-style-name="P3" draw:layer="layout" svg:width="12.898cm" svg:height="1.253cm" svg:x="9.225cm" svg:y="6.121cm">
          <text:p text:style-name="P1"><text:span text:style-name="T2">Stop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2.898cm" svg:height="1.252cm" svg:x="9.225cm" svg:y="8.073cm">
          <text:p text:style-name="P1"><text:span text:style-name="T2">StopAsync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2.898cm" svg:height="1.252cm" svg:x="9.225cm" svg:y="10cm">
          <text:p text:style-name="P1"><text:span text:style-name="T2">Assertion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2.898cm" svg:height="1.254cm" svg:x="9.225cm" svg:y="11.926cm">
          <text:p text:style-name="P1"><text:span text:style-name="T2">Attribut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2.898cm" svg:height="1.252cm" svg:x="9.225cm" svg:y="13.879cm">
          <text:p text:style-name="P1"><text:span text:style-name="T2">Buffer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2.898cm" svg:height="1.252cm" svg:x="9.225cm" svg:y="15.781cm">
          <text:p text:style-name="P1"><text:span text:style-name="T2">EOF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2.898cm" svg:height="1.252cm" svg:x="9.225cm" svg:y="17.733cm">
          <text:p text:style-name="P1"><text:span text:style-name="T2">Memory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2.898cm" svg:height="1.253cm" svg:x="9.225cm" svg:y="19.66cm">
          <text:p text:style-name="P1"><text:span text:style-name="T2">Referenc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2.898cm" svg:height="1.252cm" svg:x="9.225cm" svg:y="21.587cm">
          <text:p text:style-name="P1"><text:span text:style-name="T2">System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2.898cm" svg:height="1.253cm" svg:x="9.225cm" svg:y="23.539cm">
          <text:p text:style-name="P1"><text:span text:style-name="T2">Typ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2.122cm" svg:y1="6.699cm" svg:x2="23.783cm" svg:y2="6.699cm">
          <text:p/>
        </draw:line>
        <draw:line draw:style-name="gr6" draw:text-style-name="P4" draw:layer="layout" svg:x1="22.122cm" svg:y1="8.722cm" svg:x2="23.783cm" svg:y2="8.722cm">
          <text:p/>
        </draw:line>
        <draw:line draw:style-name="gr6" draw:text-style-name="P4" draw:layer="layout" svg:x1="22.122cm" svg:y1="10.553cm" svg:x2="23.783cm" svg:y2="10.553cm">
          <text:p/>
        </draw:line>
        <draw:line draw:style-name="gr6" draw:text-style-name="P4" draw:layer="layout" svg:x1="22.122cm" svg:y1="12.576cm" svg:x2="23.783cm" svg:y2="12.576cm">
          <text:p/>
        </draw:line>
        <draw:line draw:style-name="gr6" draw:text-style-name="P4" draw:layer="layout" svg:x1="22.122cm" svg:y1="14.407cm" svg:x2="23.783cm" svg:y2="14.407cm">
          <text:p/>
        </draw:line>
        <draw:line draw:style-name="gr6" draw:text-style-name="P4" draw:layer="layout" svg:x1="22.122cm" svg:y1="16.43cm" svg:x2="23.783cm" svg:y2="16.43cm">
          <text:p/>
        </draw:line>
        <draw:line draw:style-name="gr6" draw:text-style-name="P4" draw:layer="layout" svg:x1="22.122cm" svg:y1="18.261cm" svg:x2="23.783cm" svg:y2="18.261cm">
          <text:p/>
        </draw:line>
        <draw:line draw:style-name="gr6" draw:text-style-name="P4" draw:layer="layout" svg:x1="22.122cm" svg:y1="20.284cm" svg:x2="23.783cm" svg:y2="20.284cm">
          <text:p/>
        </draw:line>
        <draw:line draw:style-name="gr6" draw:text-style-name="P4" draw:layer="layout" svg:x1="22.122cm" svg:y1="22.115cm" svg:x2="23.783cm" svg:y2="22.115cm">
          <text:p/>
        </draw:line>
        <draw:line draw:style-name="gr6" draw:text-style-name="P4" draw:layer="layout" svg:x1="22.122cm" svg:y1="24.138cm" svg:x2="23.783cm" svg:y2="24.138cm">
          <text:p/>
        </draw:line>
        <draw:custom-shape draw:style-name="gr7" draw:text-style-name="P3" draw:layer="layout" svg:width="12.898cm" svg:height="1.253cm" svg:x="9.225cm" svg:y="25.49cm">
          <text:p text:style-name="P1"><text:span text:style-name="T2">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2.122cm" svg:y1="26.09cm" svg:x2="23.783cm" svg:y2="26.09cm">
          <text:p/>
        </draw:line>
        <draw:custom-shape draw:style-name="gr10" draw:text-style-name="P3" draw:layer="layout" svg:width="18.273cm" svg:height="1.252cm" svg:x="1.7cm" svg:y="28.306cm">
          <text:p text:style-name="P1"><text:span text:style-name="T2">Deprecation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8.273cm" svg:height="1.252cm" svg:x="1.7cm" svg:y="30.259cm">
          <text:p text:style-name="P1"><text:span text:style-name="T2">PendingDeprecation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8.273cm" svg:height="1.252cm" svg:x="1.7cm" svg:y="32.185cm">
          <text:p text:style-name="P1"><text:span text:style-name="T2">Runtime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8.273cm" svg:height="1.253cm" svg:x="1.7cm" svg:y="34.112cm">
          <text:p text:style-name="P1"><text:span text:style-name="T2">Syntax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8.273cm" svg:height="1.253cm" svg:x="1.7cm" svg:y="36.064cm">
          <text:p text:style-name="P1"><text:span text:style-name="T2">User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8.273cm" svg:height="1.252cm" svg:x="1.7cm" svg:y="37.966cm">
          <text:p text:style-name="P1"><text:span text:style-name="T2">Future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8.273cm" svg:height="1.252cm" svg:x="1.7cm" svg:y="39.918cm">
          <text:p text:style-name="P1"><text:span text:style-name="T2">Import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8.273cm" svg:height="1.252cm" svg:x="1.7cm" svg:y="41.845cm">
          <text:p text:style-name="P1"><text:span text:style-name="T2">Unicode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8.273cm" svg:height="1.253cm" svg:x="1.7cm" svg:y="43.771cm">
          <text:p text:style-name="P1"><text:span text:style-name="T2">Bytes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8.273cm" svg:height="1.252cm" svg:x="1.7cm" svg:y="45.724cm">
          <text:p text:style-name="P1"><text:span text:style-name="T2">Resource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19.973cm" svg:y1="28.884cm" svg:x2="21.634cm" svg:y2="28.884cm">
          <text:p/>
        </draw:line>
        <draw:line draw:style-name="gr6" draw:text-style-name="P4" draw:layer="layout" svg:x1="19.973cm" svg:y1="30.907cm" svg:x2="21.634cm" svg:y2="30.907cm">
          <text:p/>
        </draw:line>
        <draw:line draw:style-name="gr6" draw:text-style-name="P4" draw:layer="layout" svg:x1="19.973cm" svg:y1="32.738cm" svg:x2="21.634cm" svg:y2="32.738cm">
          <text:p/>
        </draw:line>
        <draw:line draw:style-name="gr6" draw:text-style-name="P4" draw:layer="layout" svg:x1="19.973cm" svg:y1="34.761cm" svg:x2="21.634cm" svg:y2="34.761cm">
          <text:p/>
        </draw:line>
        <draw:line draw:style-name="gr6" draw:text-style-name="P4" draw:layer="layout" svg:x1="19.973cm" svg:y1="36.592cm" svg:x2="21.634cm" svg:y2="36.592cm">
          <text:p/>
        </draw:line>
        <draw:line draw:style-name="gr6" draw:text-style-name="P4" draw:layer="layout" svg:x1="19.973cm" svg:y1="38.615cm" svg:x2="21.634cm" svg:y2="38.615cm">
          <text:p/>
        </draw:line>
        <draw:line draw:style-name="gr6" draw:text-style-name="P4" draw:layer="layout" svg:x1="19.973cm" svg:y1="40.446cm" svg:x2="21.634cm" svg:y2="40.446cm">
          <text:p/>
        </draw:line>
        <draw:line draw:style-name="gr6" draw:text-style-name="P4" draw:layer="layout" svg:x1="19.973cm" svg:y1="42.469cm" svg:x2="21.634cm" svg:y2="42.469cm">
          <text:p/>
        </draw:line>
        <draw:line draw:style-name="gr6" draw:text-style-name="P4" draw:layer="layout" svg:x1="19.973cm" svg:y1="44.3cm" svg:x2="21.634cm" svg:y2="44.3cm">
          <text:p/>
        </draw:line>
        <draw:line draw:style-name="gr6" draw:text-style-name="P4" draw:layer="layout" svg:x1="19.973cm" svg:y1="46.323cm" svg:x2="21.634cm" svg:y2="46.323cm">
          <text:p/>
        </draw:line>
        <draw:line draw:style-name="gr6" draw:text-style-name="P4" draw:layer="layout" svg:x1="21.634cm" svg:y1="26.739cm" svg:x2="21.634cm" svg:y2="46.298cm">
          <text:p/>
        </draw:line>
        <draw:custom-shape draw:style-name="gr12" draw:text-style-name="P3" draw:layer="layout" svg:width="12.899cm" svg:height="1.253cm" svg:x="25.445cm" svg:y="6.121cm">
          <text:p text:style-name="P1"><text:span text:style-name="T2">Arithmetic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3.784cm" svg:y1="6.699cm" svg:x2="25.445cm" svg:y2="6.699cm">
          <text:p/>
        </draw:line>
        <draw:line draw:style-name="gr6" draw:text-style-name="P4" draw:layer="layout" svg:x1="26.813cm" svg:y1="7.374cm" svg:x2="26.813cm" svg:y2="12.577cm">
          <text:p/>
        </draw:line>
        <draw:custom-shape draw:style-name="gr5" draw:text-style-name="P3" draw:layer="layout" svg:width="12.899cm" svg:height="1.252cm" svg:x="28.473cm" svg:y="8.073cm">
          <text:p text:style-name="P1"><text:span text:style-name="T2">ZeroDivision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2.899cm" svg:height="1.252cm" svg:x="28.473cm" svg:y="10cm">
          <text:p text:style-name="P1"><text:span text:style-name="T2">Overflow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2.899cm" svg:height="1.254cm" svg:x="28.473cm" svg:y="11.926cm">
          <text:p text:style-name="P1"><text:span text:style-name="T2">FloatingPoint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8.722cm" svg:x2="28.474cm" svg:y2="8.722cm">
          <text:p/>
        </draw:line>
        <draw:line draw:style-name="gr6" draw:text-style-name="P4" draw:layer="layout" svg:x1="26.813cm" svg:y1="10.553cm" svg:x2="28.474cm" svg:y2="10.553cm">
          <text:p/>
        </draw:line>
        <draw:line draw:style-name="gr6" draw:text-style-name="P4" draw:layer="layout" svg:x1="26.813cm" svg:y1="12.576cm" svg:x2="28.474cm" svg:y2="12.576cm">
          <text:p/>
        </draw:line>
        <draw:custom-shape draw:style-name="gr12" draw:text-style-name="P3" draw:layer="layout" svg:width="12.899cm" svg:height="1.253cm" svg:x="25.445cm" svg:y="13.829cm">
          <text:p text:style-name="P1"><text:span text:style-name="T2">Import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3.784cm" svg:y1="14.407cm" svg:x2="25.445cm" svg:y2="14.407cm">
          <text:p/>
        </draw:line>
        <draw:custom-shape draw:style-name="gr14" draw:text-style-name="P3" draw:layer="layout" svg:width="15.537cm" svg:height="1.252cm" svg:x="28.473cm" svg:y="15.781cm">
          <text:p text:style-name="P1"><text:span text:style-name="T2">ModuleNotFoun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16.43cm" svg:x2="28.474cm" svg:y2="16.43cm">
          <text:p/>
        </draw:line>
        <draw:line draw:style-name="gr6" draw:text-style-name="P4" draw:layer="layout" svg:x1="26.813cm" svg:y1="15.081cm" svg:x2="26.813cm" svg:y2="16.43cm">
          <text:p/>
        </draw:line>
        <draw:custom-shape draw:style-name="gr12" draw:text-style-name="P3" draw:layer="layout" svg:width="12.899cm" svg:height="1.253cm" svg:x="25.445cm" svg:y="17.683cm">
          <text:p text:style-name="P1"><text:span text:style-name="T2">Lookup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3.784cm" svg:y1="18.261cm" svg:x2="25.445cm" svg:y2="18.261cm">
          <text:p/>
        </draw:line>
        <draw:custom-shape draw:style-name="gr12" draw:text-style-name="P3" draw:layer="layout" svg:width="12.899cm" svg:height="1.253cm" svg:x="28.473cm" svg:y="19.634cm">
          <text:p text:style-name="P1"><text:span text:style-name="T2">Index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2.899cm" svg:height="1.252cm" svg:x="28.473cm" svg:y="21.562cm">
          <text:p text:style-name="P1"><text:span text:style-name="T2">Key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20.284cm" svg:x2="28.474cm" svg:y2="20.284cm">
          <text:p/>
        </draw:line>
        <draw:line draw:style-name="gr6" draw:text-style-name="P4" draw:layer="layout" svg:x1="26.813cm" svg:y1="22.115cm" svg:x2="28.474cm" svg:y2="22.115cm">
          <text:p/>
        </draw:line>
        <draw:line draw:style-name="gr6" draw:text-style-name="P4" draw:layer="layout" svg:x1="26.813cm" svg:y1="18.935cm" svg:x2="26.813cm" svg:y2="22.114cm">
          <text:p/>
        </draw:line>
        <draw:custom-shape draw:style-name="gr12" draw:text-style-name="P3" draw:layer="layout" svg:width="12.899cm" svg:height="1.253cm" svg:x="25.445cm" svg:y="23.56cm">
          <text:p text:style-name="P1"><text:span text:style-name="T2">Nam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3.784cm" svg:y1="24.138cm" svg:x2="25.445cm" svg:y2="24.138cm">
          <text:p/>
        </draw:line>
        <draw:custom-shape draw:style-name="gr15" draw:text-style-name="P3" draw:layer="layout" svg:width="15.537cm" svg:height="1.253cm" svg:x="28.473cm" svg:y="25.512cm">
          <text:p text:style-name="P1"><text:span text:style-name="T2">UnboundLocal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26.161cm" svg:x2="28.474cm" svg:y2="26.161cm">
          <text:p/>
        </draw:line>
        <draw:line draw:style-name="gr6" draw:text-style-name="P4" draw:layer="layout" svg:x1="26.813cm" svg:y1="24.813cm" svg:x2="26.813cm" svg:y2="26.162cm">
          <text:p/>
        </draw:line>
        <draw:custom-shape draw:style-name="gr5" draw:text-style-name="P3" draw:layer="layout" svg:width="12.899cm" svg:height="1.252cm" svg:x="25.445cm" svg:y="27.343cm">
          <text:p text:style-name="P1"><text:span text:style-name="T2">Runtim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3.784cm" svg:y1="27.921cm" svg:x2="25.445cm" svg:y2="27.921cm">
          <text:p/>
        </draw:line>
        <draw:custom-shape draw:style-name="gr16" draw:text-style-name="P3" draw:layer="layout" svg:width="16.123cm" svg:height="1.252cm" svg:x="28.473cm" svg:y="29.295cm">
          <text:p text:style-name="P1"><text:span text:style-name="T2">NotImplemente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6.222cm" svg:height="1.252cm" svg:x="28.473cm" svg:y="31.222cm">
          <text:p text:style-name="P1"><text:span text:style-name="T2">Key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29.944cm" svg:x2="28.474cm" svg:y2="29.944cm">
          <text:p/>
        </draw:line>
        <draw:line draw:style-name="gr6" draw:text-style-name="P4" draw:layer="layout" svg:x1="26.813cm" svg:y1="31.775cm" svg:x2="28.474cm" svg:y2="31.775cm">
          <text:p/>
        </draw:line>
        <draw:line draw:style-name="gr6" draw:text-style-name="P4" draw:layer="layout" svg:x1="26.813cm" svg:y1="28.595cm" svg:x2="26.813cm" svg:y2="31.774cm">
          <text:p/>
        </draw:line>
        <draw:custom-shape draw:style-name="gr13" draw:text-style-name="P3" draw:layer="layout" svg:width="12.899cm" svg:height="1.254cm" svg:x="25.445cm" svg:y="33.123cm">
          <text:p text:style-name="P1"><text:span text:style-name="T2">Syntax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3.784cm" svg:y1="33.702cm" svg:x2="25.445cm" svg:y2="33.702cm">
          <text:p/>
        </draw:line>
        <draw:custom-shape draw:style-name="gr18" draw:text-style-name="P3" draw:layer="layout" svg:width="16.123cm" svg:height="1.253cm" svg:x="28.473cm" svg:y="35.075cm">
          <text:p text:style-name="P1"><text:span text:style-name="T2">Indentation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35.725cm" svg:x2="28.474cm" svg:y2="35.725cm">
          <text:p/>
        </draw:line>
        <draw:line draw:style-name="gr6" draw:text-style-name="P4" draw:layer="layout" svg:x1="26.813cm" svg:y1="34.376cm" svg:x2="26.813cm" svg:y2="35.7cm">
          <text:p/>
        </draw:line>
        <draw:custom-shape draw:style-name="gr19" draw:text-style-name="P3" draw:layer="layout" svg:width="16.123cm" svg:height="1.251cm" svg:x="32.382cm" svg:y="37.003cm">
          <text:p text:style-name="P1"><text:span text:style-name="T2">Tab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30.721cm" svg:y1="37.652cm" svg:x2="32.382cm" svg:y2="37.652cm">
          <text:p/>
        </draw:line>
        <draw:line draw:style-name="gr6" draw:text-style-name="P4" draw:layer="layout" svg:x1="30.721cm" svg:y1="36.303cm" svg:x2="30.721cm" svg:y2="37.627cm">
          <text:p/>
        </draw:line>
        <draw:custom-shape draw:style-name="gr12" draw:text-style-name="P3" draw:layer="layout" svg:width="12.899cm" svg:height="1.253cm" svg:x="25.445cm" svg:y="38.904cm">
          <text:p text:style-name="P1"><text:span text:style-name="T2">Valu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3.784cm" svg:y1="39.482cm" svg:x2="25.445cm" svg:y2="39.482cm">
          <text:p/>
        </draw:line>
        <draw:custom-shape draw:style-name="gr16" draw:text-style-name="P3" draw:layer="layout" svg:width="16.123cm" svg:height="1.252cm" svg:x="28.473cm" svg:y="40.857cm">
          <text:p text:style-name="P1"><text:span text:style-name="T2">Unicod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41.506cm" svg:x2="28.474cm" svg:y2="41.506cm">
          <text:p/>
        </draw:line>
        <draw:line draw:style-name="gr6" draw:text-style-name="P4" draw:layer="layout" svg:x1="26.813cm" svg:y1="40.157cm" svg:x2="26.813cm" svg:y2="41.481cm">
          <text:p/>
        </draw:line>
        <draw:custom-shape draw:style-name="gr18" draw:text-style-name="P3" draw:layer="layout" svg:width="16.123cm" svg:height="1.253cm" svg:x="32.382cm" svg:y="42.783cm">
          <text:p text:style-name="P1"><text:span text:style-name="T2">UnicodeDecod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30.721cm" svg:y1="43.433cm" svg:x2="32.382cm" svg:y2="43.433cm">
          <text:p/>
        </draw:line>
        <draw:line draw:style-name="gr6" draw:text-style-name="P4" draw:layer="layout" svg:x1="30.721cm" svg:y1="42.084cm" svg:x2="30.721cm" svg:y2="47.262cm">
          <text:p/>
        </draw:line>
        <draw:custom-shape draw:style-name="gr19" draw:text-style-name="P3" draw:layer="layout" svg:width="16.123cm" svg:height="1.251cm" svg:x="32.382cm" svg:y="44.711cm">
          <text:p text:style-name="P1"><text:span text:style-name="T2">UnicodeEncod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30.721cm" svg:y1="45.36cm" svg:x2="32.382cm" svg:y2="45.36cm">
          <text:p/>
        </draw:line>
        <draw:custom-shape draw:style-name="gr16" draw:text-style-name="P3" draw:layer="layout" svg:width="16.123cm" svg:height="1.252cm" svg:x="32.382cm" svg:y="46.637cm">
          <text:p text:style-name="P1"><text:span text:style-name="T2">UnicodeTranslat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30.721cm" svg:y1="47.287cm" svg:x2="32.382cm" svg:y2="47.287cm">
          <text:p/>
        </draw:line>
        <draw:custom-shape draw:style-name="gr12" draw:text-style-name="P3" draw:layer="layout" svg:width="12.899cm" svg:height="1.253cm" svg:x="25.445cm" svg:y="48.539cm">
          <text:p text:style-name="P1"><text:span text:style-name="T2">OS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3.784cm" svg:y1="49.117cm" svg:x2="25.445cm" svg:y2="49.117cm">
          <text:p/>
        </draw:line>
        <draw:custom-shape draw:style-name="gr20" draw:text-style-name="P3" draw:layer="layout" svg:width="15.831cm" svg:height="1.253cm" svg:x="28.473cm" svg:y="50.491cm">
          <text:p text:style-name="P1"><text:span text:style-name="T2">FileExists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5.831cm" svg:height="1.252cm" svg:x="28.473cm" svg:y="52.322cm">
          <text:p text:style-name="P1"><text:span text:style-name="T2">FileNotFoun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51.141cm" svg:x2="28.474cm" svg:y2="51.141cm">
          <text:p/>
        </draw:line>
        <draw:line draw:style-name="gr6" draw:text-style-name="P4" draw:layer="layout" svg:x1="26.813cm" svg:y1="52.971cm" svg:x2="28.474cm" svg:y2="52.971cm">
          <text:p/>
        </draw:line>
        <draw:line draw:style-name="gr6" draw:text-style-name="P4" draw:layer="layout" svg:x1="26.813cm" svg:y1="49.792cm" svg:x2="26.813cm" svg:y2="74.143cm">
          <text:p/>
        </draw:line>
        <draw:custom-shape draw:style-name="gr20" draw:text-style-name="P3" draw:layer="layout" svg:width="15.831cm" svg:height="1.253cm" svg:x="28.473cm" svg:y="54.345cm">
          <text:p text:style-name="P1"><text:span text:style-name="T2">Interrupte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5.831cm" svg:height="1.253cm" svg:x="28.473cm" svg:y="56.175cm">
          <text:p text:style-name="P1"><text:span text:style-name="T2">FileNotFoun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54.994cm" svg:x2="28.474cm" svg:y2="54.994cm">
          <text:p/>
        </draw:line>
        <draw:line draw:style-name="gr6" draw:text-style-name="P4" draw:layer="layout" svg:x1="26.813cm" svg:y1="56.825cm" svg:x2="28.474cm" svg:y2="56.825cm">
          <text:p/>
        </draw:line>
        <draw:custom-shape draw:style-name="gr21" draw:text-style-name="P3" draw:layer="layout" svg:width="15.831cm" svg:height="1.252cm" svg:x="28.473cm" svg:y="58.199cm">
          <text:p text:style-name="P1"><text:span text:style-name="T2">IsADirectory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5.831cm" svg:height="1.254cm" svg:x="28.473cm" svg:y="60.029cm">
          <text:p text:style-name="P1"><text:span text:style-name="T2">FileNotFoun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58.848cm" svg:x2="28.474cm" svg:y2="58.848cm">
          <text:p/>
        </draw:line>
        <draw:line draw:style-name="gr6" draw:text-style-name="P4" draw:layer="layout" svg:x1="26.813cm" svg:y1="60.679cm" svg:x2="28.474cm" svg:y2="60.679cm">
          <text:p/>
        </draw:line>
        <draw:custom-shape draw:style-name="gr20" draw:text-style-name="P3" draw:layer="layout" svg:width="15.831cm" svg:height="1.253cm" svg:x="28.473cm" svg:y="62.053cm">
          <text:p text:style-name="P1"><text:span text:style-name="T2">NotADirectory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5.831cm" svg:height="1.253cm" svg:x="28.473cm" svg:y="63.883cm">
          <text:p text:style-name="P1"><text:span text:style-name="T2">Permission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62.702cm" svg:x2="28.474cm" svg:y2="62.702cm">
          <text:p/>
        </draw:line>
        <draw:line draw:style-name="gr6" draw:text-style-name="P4" draw:layer="layout" svg:x1="26.813cm" svg:y1="64.533cm" svg:x2="28.474cm" svg:y2="64.533cm">
          <text:p/>
        </draw:line>
        <draw:custom-shape draw:style-name="gr21" draw:text-style-name="P3" draw:layer="layout" svg:width="15.831cm" svg:height="1.252cm" svg:x="28.473cm" svg:y="65.907cm">
          <text:p text:style-name="P1"><text:span text:style-name="T2">ProcessLookup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5.831cm" svg:height="1.253cm" svg:x="28.473cm" svg:y="67.737cm">
          <text:p text:style-name="P1"><text:span text:style-name="T2">Timeout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66.556cm" svg:x2="28.474cm" svg:y2="66.556cm">
          <text:p/>
        </draw:line>
        <draw:line draw:style-name="gr6" draw:text-style-name="P4" draw:layer="layout" svg:x1="26.813cm" svg:y1="68.387cm" svg:x2="28.474cm" svg:y2="68.387cm">
          <text:p/>
        </draw:line>
        <draw:custom-shape draw:style-name="gr20" draw:text-style-name="P3" draw:layer="layout" svg:width="15.831cm" svg:height="1.253cm" svg:x="28.473cm" svg:y="69.664cm">
          <text:p text:style-name="P1"><text:span text:style-name="T2">BlockingIO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70.314cm" svg:x2="28.474cm" svg:y2="70.314cm">
          <text:p/>
        </draw:line>
        <draw:custom-shape draw:style-name="gr20" draw:text-style-name="P3" draw:layer="layout" svg:width="15.831cm" svg:height="1.253cm" svg:x="28.473cm" svg:y="71.688cm">
          <text:p text:style-name="P1"><text:span text:style-name="T2">ChildProcess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5.831cm" svg:height="1.252cm" svg:x="28.473cm" svg:y="73.519cm">
          <text:p text:style-name="P1"><text:span text:style-name="T2">Connection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6.813cm" svg:y1="72.337cm" svg:x2="28.474cm" svg:y2="72.337cm">
          <text:p/>
        </draw:line>
        <draw:line draw:style-name="gr6" draw:text-style-name="P4" draw:layer="layout" svg:x1="26.813cm" svg:y1="74.168cm" svg:x2="28.474cm" svg:y2="74.168cm">
          <text:p/>
        </draw:line>
        <draw:line draw:style-name="gr6" draw:text-style-name="P4" draw:layer="layout" svg:x1="30.721cm" svg:y1="74.842cm" svg:x2="30.721cm" svg:y2="82.043cm">
          <text:p/>
        </draw:line>
        <draw:custom-shape draw:style-name="gr23" draw:text-style-name="P3" draw:layer="layout" svg:width="16.808cm" svg:height="1.253cm" svg:x="32.382cm" svg:y="75.542cm">
          <text:p text:style-name="P1"><text:span text:style-name="T2">ConnectionReset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6.808cm" svg:height="1.253cm" svg:x="32.382cm" svg:y="77.468cm">
          <text:p text:style-name="P1"><text:span text:style-name="T2">ConnectionRefuse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6.808cm" svg:height="1.253cm" svg:x="32.382cm" svg:y="79.395cm">
          <text:p text:style-name="P1"><text:span text:style-name="T2">ConnectionAborted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30.721cm" svg:y1="76.191cm" svg:x2="32.382cm" svg:y2="76.191cm">
          <text:p/>
        </draw:line>
        <draw:line draw:style-name="gr6" draw:text-style-name="P4" draw:layer="layout" svg:x1="30.721cm" svg:y1="78.022cm" svg:x2="32.382cm" svg:y2="78.022cm">
          <text:p/>
        </draw:line>
        <draw:line draw:style-name="gr6" draw:text-style-name="P4" draw:layer="layout" svg:x1="30.721cm" svg:y1="80.045cm" svg:x2="32.382cm" svg:y2="80.045cm">
          <text:p/>
        </draw:line>
        <draw:custom-shape draw:style-name="gr23" draw:text-style-name="P3" draw:layer="layout" svg:width="16.808cm" svg:height="1.253cm" svg:x="32.382cm" svg:y="81.347cm">
          <text:p text:style-name="P1"><text:span text:style-name="T2">BrokenPipe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30.721cm" svg:y1="81.997cm" svg:x2="32.382cm" svg:y2="81.9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1T18:52:38.188883891</meta:creation-date>
    <dc:date>2020-05-08T16:36:59.635144063</dc:date>
    <meta:editing-duration>PT1H2M17S</meta:editing-duration>
    <meta:editing-cycles>33</meta:editing-cycles>
    <meta:generator>LibreOffice/6.3.6.2$Linux_X86_64 LibreOffice_project/30$Build-2</meta:generator>
    <meta:document-statistic meta:object-count="147"/>
  </office:meta>
</office:document-meta>
</file>